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09cb02" officeooo:paragraph-rsid="0002094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408fb" officeooo:paragraph-rsid="000408f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64fe0" officeooo:paragraph-rsid="00064fe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a5ae7" officeooo:paragraph-rsid="000a5ae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addfd" officeooo:paragraph-rsid="000addfd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09cb02" officeooo:paragraph-rsid="0002094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a5ae7" officeooo:paragraph-rsid="00179a8f" style:font-weight-asian="normal" style:font-weight-complex="normal"/>
    </style:style>
    <style:style style:name="T1" style:family="text">
      <style:text-properties officeooo:rsid="00020940"/>
    </style:style>
    <style:style style:name="T2" style:family="text">
      <style:text-properties officeooo:rsid="0004fcbe"/>
    </style:style>
    <style:style style:name="T3" style:family="text">
      <style:text-properties officeooo:rsid="00064fe0"/>
    </style:style>
    <style:style style:name="T4" style:family="text">
      <style:text-properties officeooo:rsid="0007a4c6"/>
    </style:style>
    <style:style style:name="T5" style:family="text">
      <style:text-properties officeooo:rsid="0008b808"/>
    </style:style>
    <style:style style:name="T6" style:family="text">
      <style:text-properties officeooo:rsid="00092fd0"/>
    </style:style>
    <style:style style:name="T7" style:family="text">
      <style:text-properties officeooo:rsid="000b9fe8"/>
    </style:style>
    <style:style style:name="T8" style:family="text">
      <style:text-properties officeooo:rsid="000cabff"/>
    </style:style>
    <style:style style:name="T9" style:family="text">
      <style:text-properties officeooo:rsid="000e0fbf"/>
    </style:style>
    <style:style style:name="T10" style:family="text">
      <style:text-properties officeooo:rsid="000edcfa"/>
    </style:style>
    <style:style style:name="T11" style:family="text">
      <style:text-properties officeooo:rsid="0010d7ce"/>
    </style:style>
    <style:style style:name="T12" style:family="text">
      <style:text-properties officeooo:rsid="00122485"/>
    </style:style>
    <style:style style:name="T13" style:family="text">
      <style:text-properties officeooo:rsid="00146519"/>
    </style:style>
    <style:style style:name="T14" style:family="text">
      <style:text-properties officeooo:rsid="0015a172"/>
    </style:style>
    <style:style style:name="T15" style:family="text">
      <style:text-properties officeooo:rsid="00179a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pport Semaine <text:span text:style-name="T1">6</text:span></text:p>
      <text:p text:style-name="P1"/>
      <text:p text:style-name="P2">Durant cette dernière semaine, nous avons corrig<text:span text:style-name="T15">é</text:span> les derniers bugs et prépar<text:span text:style-name="T15">é</text:span> le rendu final et la présentation. <text:span text:style-name="T2">Notre API </text:span><text:span text:style-name="T3">permet de fournir</text:span><text:span text:style-name="T2"> un DCC et un DC</text:span><text:span text:style-name="T15">A</text:span><text:span text:style-name="T2"> </text:span><text:span text:style-name="T3">d’un package </text:span><text:span text:style-name="T2">avec : </text:span></text:p>
      <text:p text:style-name="P2">- <text:span text:style-name="T2">les attributs</text:span></text:p>
      <text:p text:style-name="P2">- <text:span text:style-name="T3">les constructeurs</text:span></text:p>
      <text:p text:style-name="P2">- <text:span text:style-name="T2">les méthodes</text:span></text:p>
      <text:p text:style-name="P2">- <text:span text:style-name="T3">les modificateurs des méthodes et attributs</text:span></text:p>
      <text:p text:style-name="P2">- <text:span text:style-name="T2">les liens (associations, héritages, interfaces)</text:span></text:p>
      <text:p text:style-name="P2">- <text:span text:style-name="T3">les rôles</text:span></text:p>
      <text:p text:style-name="P4">Nous avons rajout<text:span text:style-name="T15">é</text:span> 3 options à la commande qui sont :</text:p>
      <text:p text:style-name="P7">-- d : permet de définir un dossier de destination (s’il n’existe pas, il sera cré<text:span text:style-name="T15">é</text:span>)</text:p>
      <text:p text:style-name="P4">-- out : permet de choisir le nom du ficher</text:p>
      <text:p text:style-name="P4">-- dca : permet de générer aussi le DCA</text:p>
      <text:p text:style-name="P2"/>
      <text:p text:style-name="P3">Cependant, nous n’avons pas gér<text:span text:style-name="T15">é</text:span> les agrégations et composition. <text:span text:style-name="T14">N</text:span><text:span text:style-name="T4">ous arrivons </text:span><text:span text:style-name="T15">à</text:span><text:span text:style-name="T4"> déterminer les méthodes marquées de l’annotation @Override, mais nous n’arrivons pas à déterminer de manière exacte </text:span><text:span text:style-name="T5">la bonne classe ou interface que la méthode réécrit. </text:span><text:span text:style-name="T6">Les multiplicités sont déterminées de façon simple.</text:span></text:p>
      <text:p text:style-name="P3"/>
      <text:p text:style-name="P5">Le développement de cette API était intéressante. <text:span text:style-name="T10">Nous étions 2 dans le groupe et avons travaill</text:span><text:span text:style-name="T15">é</text:span><text:span text:style-name="T10"> ensemble. </text:span><text:span text:style-name="T11">Lorsque </text:span><text:span text:style-name="T12">que nous avons rencontré</text:span><text:span text:style-name="T11"> </text:span><text:span text:style-name="T12">des problèmes,</text:span><text:span text:style-name="T11"> nous </text:span><text:span text:style-name="T12">nous</text:span><text:span text:style-name="T11"> sommes entraidé</text:span><text:span text:style-name="T15">s</text:span><text:span text:style-name="T11">. </text:span>Nous avons pu découvrir comment fonctionnait la commande javadoc et les packages associés. Nous avons réut<text:span text:style-name="T15">i</text:span>lis<text:span text:style-name="T15">é</text:span> ces classes pour qu’elles puissent nous servir. <text:span text:style-name="T7">Le fait de pouvoir générer automatiquement un DCC et DCA à partir d’un package source est incroyable. Cela permet de gagner du temps et d’automatiser la création </text:span><text:span text:style-name="T13">des diagrammes</text:span><text:span text:style-name="T7"> </text:span><text:span text:style-name="T8">malgré quelques divergences</text:span><text:span text:style-name="T7">. </text:span><text:span text:style-name="T9">De plus, nous avons appris à nous servir de la commande javadoc et comment rajouter des options personnalisées à notre AP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19:36.882129782</meta:creation-date>
    <meta:generator>LibreOffice/7.0.4.2$Linux_X86_64 LibreOffice_project/00$Build-2</meta:generator>
    <dc:date>2023-06-08T20:46:27.021242116</dc:date>
    <meta:editing-duration>PT52M52S</meta:editing-duration>
    <meta:editing-cycles>20</meta:editing-cycles>
    <meta:document-statistic meta:table-count="0" meta:image-count="0" meta:object-count="0" meta:page-count="1" meta:paragraph-count="14" meta:word-count="254" meta:character-count="1542" meta:non-whitespace-character-count="1301"/>
  </office:meta>
</office:document-meta>
</file>